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IO/CSC 242 – Introduction to Bioinformatics</text:span></text:p>
      <text:p text:style-name="Standard"><text:bookmark text:name="_GoBack"/><text:span text:style-name="T1">Group Evaluation</text:span></text:p>
      <text:p text:style-name="P1"/>
      <text:p text:style-name="Standard">Your name: Brent Gaither</text:p>
      <text:p text:style-name="Standard">Other group members: Kevin Portland Lei Guo</text:p>
      <text:p text:style-name="Standard">Chapter: 6</text:p>
      <text:p text:style-name="Standard"/>
      <text:p text:style-name="Standard">Describe you and your partner(s) contributions to the web exploration project. <text:s/>Your description must include information about each member’s specific contributions, frequency/location of meetings, and any difficulties your group had completing the assignment.</text:p>
      <text:p text:style-name="Standard"/>
      <text:p text:style-name="Standard"/>
      <text:p text:style-name="Standard">We all worked on the web exploration in class then met on sunday to finish it up in the lab. We were able to finish the exploration on the two days and it was a good experience everyone helped out and worked wel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scribe you and your partner(s) contributions to the skills exercises. <text:s/>Your description must include information about each member’s specific contributions, frequency/location of meetings, and any difficulties your group had completing the assignment.</text:p>
      <text:p text:style-name="Standard">We met on sunday after finishing to web exploration. The program was simple lei typed it out while kevin and I thought about the logic and helped with syntax errors.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TS</meta:initial-creator>
    <dc:creator>Brent Gaither</dc:creator>
    <meta:editing-cycles>3</meta:editing-cycles>
    <meta:creation-date>2015-02-05T15:25:00</meta:creation-date>
    <dc:date>2015-02-10T09:39:05</dc:date>
    <meta:editing-duration>PT4S</meta:editing-duration>
    <meta:generator>OpenOffice.org/3.4$Unix OpenOffice.org_project/340m1$Build-9590</meta:generator>
    <meta:document-statistic meta:table-count="0" meta:image-count="0" meta:object-count="0" meta:page-count="1" meta:paragraph-count="9" meta:word-count="159" meta:character-count="1030"/>
    <meta:user-defined meta:name="AppVersion">14.0000</meta:user-defined>
    <meta:user-defined meta:name="Company">North Central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